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soaplicativo" table:style-name="ta1">
        <table:shapes>
          <draw:frame draw:z-index="0" draw:style-name="gr1" draw:text-style-name="P1" svg:width="124.5mm" svg:height="70mm" svg:x="46.2mm" svg:y="1mm">
            <draw:object draw:notify-on-update-of-ranges="usoaplicativo.A1:usoaplicativo.A3 usoaplicativo.B1:usoaplicativo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1 a 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string" calcext:value-type="string">
            <text:p>6 a 2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string" calcext:value-type="string">
            <text:p>21 ou mais</text:p>
          </table:table-cell>
          <table:table-cell office:value-type="float" office:value="7" calcext:value-type="float">
            <text:p>7</text:p>
          </table:table-cell>
        </table:table-row>
      </table:table>
      <table:table table:name="mecanico" table:style-name="ta1">
        <table:shapes>
          <draw:frame draw:z-index="0" draw:style-name="gr1" draw:text-style-name="P1" svg:width="124.5mm" svg:height="70mm" svg:x="46.2mm" svg:y="1mm">
            <draw:object draw:notify-on-update-of-ranges="mecanico.A1:mecanico.A3 mecanico.B1:mecanico.B3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Conta própria</text:p>
          </table:table-cell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Mecânico conhecido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Outros meios</text:p>
          </table:table-cell>
          <table:table-cell office:value-type="float" office:value="17" calcext:value-type="float">
            <text:p>17</text:p>
          </table:table-cell>
        </table:table-row>
      </table:table>
      <table:table table:name="valor" table:style-name="ta1">
        <table:shapes>
          <draw:frame draw:z-index="0" draw:style-name="gr1" draw:text-style-name="P1" svg:width="124.5mm" svg:height="70mm" svg:x="46.2mm" svg:y="1mm">
            <draw:object draw:notify-on-update-of-ranges="valor.A1:valor.A3 valor.B1:valor.B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Até R$ 100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té R$ 50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Mais de R$ 1.000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2T12:21:43.767000000</meta:creation-date>
    <dc:date>2019-06-22T15:29:09.331000000</dc:date>
    <meta:editing-duration>PT6M43S</meta:editing-duration>
    <meta:editing-cycles>2</meta:editing-cycles>
    <meta:generator>LibreOffice/6.1.3.2$Windows_X86_64 LibreOffice_project/86daf60bf00efa86ad547e59e09d6bb77c699acb</meta:generator>
    <meta:document-statistic meta:table-count="3" meta:cell-count="18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Norm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" chart:data-label-text="false" chart:data-label-symbol="false" chart:label-position="avoid-overlap"/>
      <style:graphic-properties draw:stroke="none" draw:fill-color="#004586" dr3d:edge-rounding="5%"/>
      <style:text-properties fo:color="#ffffff" fo:font-family="Arial" style:font-style-name="Negrito"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51cm" svg:height="7.001cm" xlink:href=".." xlink:type="simple" chart:class="chart:circle" chart:style-name="ch1">
        <chart:legend chart:legend-position="end" svg:x="10.003cm" svg:y="2.703cm" style:legend-expansion="high" chart:style-name="ch2"/>
        <chart:plot-area chart:style-name="ch3" table:cell-range-address="usoaplicativo.A1:usoaplicativo.B3" chart:data-source-has-labels="column" svg:x="0.249cm" svg:y="0.14cm" svg:width="9.505cm" svg:height="6.721cm">
          <chartooo:coordinate-region svg:x="1.641cm" svg:y="0.141cm" svg:width="6.72cm" svg:height="6.72cm"/>
          <chart:axis chart:dimension="x" chart:name="primary-x" chart:style-name="ch4" chartooo:axis-type="auto">
            <chartooo:date-scale/>
            <chart:categories table:cell-range-address="usoaplicativo.A1:usoaplicativo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usoaplicativo.B1:usoaplicativo.B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1 a 5</text:p>
                <draw:g>
                  <svg:desc>usoaplicativo.A1:usoaplicativo.A3</svg:desc>
                </draw:g>
              </table:table-cell>
              <table:table-cell office:value-type="float" office:value="73">
                <text:p>73</text:p>
                <draw:g>
                  <svg:desc>usoaplicativo.B1:usoaplicativo.B3</svg:desc>
                </draw:g>
              </table:table-cell>
            </table:table-row>
            <table:table-row>
              <table:table-cell office:value-type="string">
                <text:p>6 a 2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 ou mais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Norm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" chart:data-label-text="false" chart:data-label-symbol="false"/>
      <style:graphic-properties draw:stroke="none" draw:fill-color="#004586" dr3d:edge-rounding="5%"/>
      <style:text-properties fo:color="#ffffff" fo:font-family="Arial" style:font-style-name="Negrito" fo:font-size="12pt" fo:font-weight="bold" style:font-size-asian="10pt" style:font-size-complex="10pt"/>
    </style:style>
    <style:style style:name="ch8" style:family="chart"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51cm" svg:height="7.001cm" xlink:href=".." xlink:type="simple" chart:class="chart:circle" chart:style-name="ch1">
        <chart:legend chart:legend-position="end" svg:x="8.547cm" svg:y="2.703cm" style:legend-expansion="high" chart:style-name="ch2"/>
        <chart:plot-area chart:style-name="ch3" table:cell-range-address="mecanico.A1:mecanico.B3" chart:data-source-has-labels="column" svg:x="0.249cm" svg:y="0.14cm" svg:width="8.049cm" svg:height="6.721cm">
          <chartooo:coordinate-region svg:x="0.913cm" svg:y="0.141cm" svg:width="6.72cm" svg:height="6.72cm"/>
          <chart:axis chart:dimension="x" chart:name="primary-x" chart:style-name="ch4" chartooo:axis-type="auto">
            <chartooo:date-scale/>
            <chart:categories table:cell-range-address="mecanico.A1:mecanico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mecanico.B1:mecanico.B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Conta própria</text:p>
                <draw:g>
                  <svg:desc>mecanico.A1:mecanico.A3</svg:desc>
                </draw:g>
              </table:table-cell>
              <table:table-cell office:value-type="float" office:value="52">
                <text:p>52</text:p>
                <draw:g>
                  <svg:desc>mecanico.B1:mecanico.B3</svg:desc>
                </draw:g>
              </table:table-cell>
            </table:table-row>
            <table:table-row>
              <table:table-cell office:value-type="string">
                <text:p>Mecânico conhecido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Outros meios</text:p>
              </table:table-cell>
              <table:table-cell office:value-type="float" office:value="17">
                <text:p>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family="Arial" style:font-style-name="Normal"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loext:label-stroke-color="#3465a4" chart:link-data-style-to-source="true" chart:data-label-number="value" chart:data-label-text="false" chart:data-label-symbol="false" chart:label-position="avoid-overlap"/>
      <style:graphic-properties draw:stroke="none" draw:fill-color="#004586" dr3d:edge-rounding="5%"/>
      <style:text-properties fo:color="#ffffff" fo:font-family="Arial" style:font-style-name="Negrito" fo:font-size="12pt" fo:font-weight="bold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451cm" svg:height="7.001cm" xlink:href=".." xlink:type="simple" chart:class="chart:circle" chart:style-name="ch1">
        <chart:legend chart:legend-position="end" svg:x="8.997cm" svg:y="2.703cm" style:legend-expansion="high" chart:style-name="ch2"/>
        <chart:plot-area chart:style-name="ch3" table:cell-range-address="valor.A1:valor.B3" chart:data-source-has-labels="column" svg:x="0.249cm" svg:y="0.14cm" svg:width="8.499cm" svg:height="6.721cm">
          <chartooo:coordinate-region svg:x="1.138cm" svg:y="0.141cm" svg:width="6.72cm" svg:height="6.72cm"/>
          <chart:axis chart:dimension="x" chart:name="primary-x" chart:style-name="ch4" chartooo:axis-type="auto">
            <chartooo:date-scale/>
            <chart:categories table:cell-range-address="valor.A1:valor.A3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valor.B1:valor.B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na B</text:p>
              </table:table-cell>
            </table:table-row>
          </table:table-header-rows>
          <table:table-rows>
            <table:table-row>
              <table:table-cell office:value-type="string">
                <text:p>Até R$ 100</text:p>
                <draw:g>
                  <svg:desc>valor.A1:valor.A3</svg:desc>
                </draw:g>
              </table:table-cell>
              <table:table-cell office:value-type="float" office:value="90">
                <text:p>90</text:p>
                <draw:g>
                  <svg:desc>valor.B1:valor.B3</svg:desc>
                </draw:g>
              </table:table-cell>
            </table:table-row>
            <table:table-row>
              <table:table-cell office:value-type="string">
                <text:p>Até R$ 50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Mais de R$ 1.00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1.3.2$Windows_X86_64 LibreOffice_project/86daf60bf00efa86ad547e59e09d6bb77c699ac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